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sans-serif" fo:font-size="15pt" officeooo:paragraph-rsid="0002efb9"/>
    </style:style>
    <style:style style:name="P2" style:family="paragraph" style:parent-style-name="Standard">
      <style:text-properties officeooo:rsid="0002efb9" officeooo:paragraph-rsid="0002efb9"/>
    </style:style>
    <style:style style:name="P3" style:family="paragraph" style:parent-style-name="Standard">
      <style:paragraph-properties fo:text-align="justify" style:justify-single-word="false"/>
      <style:text-properties officeooo:paragraph-rsid="0002efb9"/>
    </style:style>
    <style:style style:name="P4" style:family="paragraph" style:parent-style-name="Standard">
      <style:paragraph-properties fo:text-align="justify" style:justify-single-word="false"/>
      <style:text-properties officeooo:rsid="000359dd" officeooo:paragraph-rsid="000359dd"/>
    </style:style>
    <style:style style:name="P5" style:family="paragraph" style:parent-style-name="Table_20_Contents">
      <style:text-properties officeooo:rsid="000359dd" officeooo:paragraph-rsid="000359dd"/>
    </style:style>
    <style:style style:name="T1" style:family="text">
      <style:text-properties style:font-name="sans-serif" fo:font-size="15pt"/>
    </style:style>
    <style:style style:name="T2" style:family="text">
      <style:text-properties officeooo:rsid="000359d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La gestion des listes électorales </text:p>
      <text:p text:style-name="P3"><text:span text:style-name="T1">Les commissions administratives communales de révision ne garantissent pas l’impartialité des décisions d’inscription et de radiation. Les listes électorales ne sont pas à jour, de nombreux électeurs n’étant pas radiés après leur déménagement. Ceux qui le sont n’en sont généralement pas informés et l’apprennent le jour du scrutin. En raison des défaillances du système de coordination des listes, des électeurs peuvent être inscrits dans deux communes et donc voter deux fois. Les incohérences entre les listes électorales communales et le fichier général des électeurs de l’INSEE sont massives (1,1 million d’incohérences, soit 2,5% des électeurs). »</text:span></text:p>
      <text:p text:style-name="P4"><text:span text:style-name="T1">P5 :</text:span></text:p>
      <text:p text:style-name="P2"><text:a xlink:type="simple" xlink:href="http://www.interieur.gouv.fr/Publications/Rapports-de-l-IGA/Rapports-recents-classes-par-date-de-mise-en-ligne/Moderniser-l-organisation-des-elections" text:style-name="Internet_20_link" text:visited-style-name="Visited_20_Internet_20_Link"><text:span text:style-name="T1">http://www.interieur.gouv.fr/Publications/Rapports-de-l-IGA/Rapports-recents-classes-par-date-de-mise-en-ligne/Moderniser-l-organisation-des-elections</text:span></text:a></text:p>
      <text:p text:style-name="P2"><text:a xlink:type="simple" xlink:href="http://www.interieur.gouv.fr/content/download/81124/596179/file/14113-14031-01%20-%20MAP-Moderniser%20l'organisation%20des%20élections%20.pdf" text:style-name="Internet_20_link" text:visited-style-name="Visited_20_Internet_20_Link"><text:span text:style-name="T1">http://www.interieur.gouv.fr/content/download/81124/596179/file/14113-14031-01%20-%20MAP-Moderniser%20l'organisation%20des%20%C3%A9lections%20.pdf</text:span></text:a><text:span text:style-name="T1"> </text:span></text:p>
      <text:p text:style-name="P2"><text:span text:style-name="T1"/></text:p>
      <table:table table:name="Tableau1" table:style-name="Tableau1">
        <table:table-column table:style-name="Tableau1.A" table:number-columns-repeated="3"/>
        <table:table-row>
          <table:table-cell table:style-name="Tableau1.A1" office:value-type="string">
            <text:p text:style-name="P5">Juste un tableau pour tester</text:p>
          </table:table-cell>
          <table:table-cell table:style-name="Tableau1.A1" office:value-type="string">
            <text:p text:style-name="P5">Sur github </text:p>
          </table:table-cell>
          <table:table-cell table:style-name="Tableau1.C1" office:value-type="string">
            <text:p text:style-name="Table_20_Contents">;<text:span text:style-name="T2">-)</text:span></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2"><text:span text:style-name="T1"/></text:p>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11:14:57.965000000</meta:creation-date>
    <dc:date>2017-05-08T22:37:33.752000000</dc:date>
    <meta:editing-duration>PT11H22M39S</meta:editing-duration>
    <meta:editing-cycles>2</meta:editing-cycles>
    <meta:generator>LibreOffice/5.3.2.2$Windows_x86 LibreOffice_project/6cd4f1ef626f15116896b1d8e1398b56da0d0ee1</meta:generator>
    <meta:document-statistic meta:table-count="1" meta:image-count="0" meta:object-count="0" meta:page-count="1" meta:paragraph-count="8" meta:word-count="114" meta:character-count="1032" meta:non-whitespace-character-count="923"/>
  </office:meta>
</office:document-meta>
</file>